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d77c" officeooo:paragraph-rsid="0016d77c"/>
    </style:style>
    <style:style style:name="T1" style:family="text">
      <style:text-properties fo:background-color="#ffff00" loext:char-shading-value="0"/>
    </style:style>
    <style:style style:name="T2" style:family="text">
      <style:text-properties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rom http://sps.northwestern.edu/program-areas/graduate/health-informatics/clinical-informatics-specialization.php</text:p>
      <text:p text:style-name="P1"/>
      <text:p text:style-name="P1">Core Courses</text:p>
      <text:p text:style-name="P1"/>
      <text:p text:style-name="P1">MS IDS 452-DL <text:s/>Introduction to Data and Analytics</text:p>
      <text:p text:style-name="P1">This course will introduce students to the appropriate uses of analytics and its limitations and define how to approach the various stakeholders within an organization with analytic information. Included will be a review of the ethical, regulatory, and compliance issues related to a given business problem and/or solution. Time will be spent interpreting performance-based organizational issues while concurrently identifying solutions for these same performance-based organizational issues. In addition, time will be spent identifying best practices to plan for engaging, implementing, and sustaining organizational change.</text:p>
      <text:p text:style-name="P1"/>
      <text:p text:style-name="P1"/>
      <text:p text:style-name="P1">CIS 413-DL <text:s/>Telecommunication Networks</text:p>
      <text:p text:style-name="P1">This course provides an overview of telecommunications and data communications. Course work includes <text:span text:style-name="T2">local area network</text:span> (LAN) and <text:span text:style-name="T2">wide area network</text:span> (WAN) components such as switches, routers, <text:span text:style-name="T2">telecommunication circuits</text:span>, and protocols. Advanced topics such as information security, <text:span text:style-name="T2">information assurance</text:span>, <text:span text:style-name="T2">advanced networking technologies</text:span>, and others will be overviewed as well.</text:p>
      <text:p text:style-name="P1"/>
      <text:p text:style-name="P1"/>
      <text:p text:style-name="P1">MHI 405 <text:s/>HIT Integration, Interoperability, &amp; Standards</text:p>
      <text:p text:style-name="P1">This course provides the details of health care technology standards and interoperability. Topics include the value proposition of standards; health information models; the <text:span text:style-name="T2">IHE Initiative</text:span>; <text:span text:style-name="T2">HL7</text:span>, <text:span text:style-name="T2">DICOM</text:span>, <text:span text:style-name="T2">CCOW</text:span>, <text:span text:style-name="T2">CorbaMED</text:span>, and other medical standards. The course also covers the role of nonmedical standards in medical informatics (HTTP, XML, etc.) as well as multi-institutional issues and telemedicine, e-commerce, and <text:span text:style-name="T2">Health Insurance Portability and Accountability Act</text:span> standards compliance.</text:p>
      <text:p text:style-name="P1"/>
      <text:p text:style-name="P1"/>
      <text:p text:style-name="P1">MHI 406 <text:s/>Decision Support Systems</text:p>
      <text:p text:style-name="P1">This course provides an introduction to decision analysis with an emphasis on medical decision-making and elements of human cognition under uncertainty. Topics covered include structuring decision problems and developing creative decision options, <text:span text:style-name="T2">quantifying uncertainty</text:span> and preferences, and combining them to arrive at optimal decisions. The course also provides the foundation needed to apply the methods of <text:span text:style-name="T2">decision analysis</text:span> in <text:span text:style-name="T2">decision support systems</text:span> and intelligent systems. Students become familiar with the graphical display of medical information, decision analysis and modeling, evidence-based medicine, <text:span text:style-name="T2">Bayes' theorem</text:span>, knowledge-based systems, learning systems, lexicons, coding and structured data entry, and <text:span text:style-name="T2">data mining techniques</text:span>.</text:p>
      <text:p text:style-name="P1"/>
      <text:p text:style-name="P1"/>
      <text:p text:style-name="P1"><text:s text:c="10"/>ELECTIVES — CHOOSE 3:</text:p>
      <text:p text:style-name="P1">MHI 402 <text:s/>Introduction to Clinical Thinking</text:p>
      <text:p text:style-name="P1">This course provides an introduction to the clinical environment throughout the health center. It is designed for students not previously involved in clinical medicine and those trained in medicine outside the United States. The course features problem-based learning and traditional medical informatics task domains and covers medical terminology and basic pathophysiology. Topics include the clinical setting, eliciting information from patients, synthesizing the history and physical examination, establishing <text:soft-page-break/>diagnosis, treatment planning, integrating evidence-based medicine, and using an intelligent medical record in a complex environment.</text:p>
      <text:p text:style-name="P1"/>
      <text:p text:style-name="P1"/>
      <text:p text:style-name="P1">MHI 404 <text:s/>Health Care Enterprise Operations</text:p>
      <text:p text:style-name="P1">This course examines the entire information technology needs of every part of hospital organization and management, including patient access services, ambulatory care, clinical practice and organization, nursing services, managing facilities and resources, personnel and staffing, and finance.</text:p>
      <text:p text:style-name="P1">It is recommended that students who were assigned MED INF 401-DL American Health Care System at admission should take that prior to MED_INF 404-DL.</text:p>
      <text:p text:style-name="P1"/>
      <text:p text:style-name="P1"/>
      <text:p text:style-name="P1">MHI 408 <text:s/>Information System Acquisition &amp; Lifecycle</text:p>
      <text:p text:style-name="P1">A practical course on acquiring and assessing new medical technology, either as a vendor who needs to know how to meet the expectations of customers and their acquisition requirements or as a customer/practitioner who must know how to validate technology selections and implementations. Topics include <text:span text:style-name="T2">cost analysis and justification</text:span>, <text:span text:style-name="T2">economic models</text:span>, capital purchase, leasing strategies, the application service provider or risk-sharing model, purchase agreements and contracts, writing an RFP, analyzing a RFP response, and the industry business trends.</text:p>
      <text:p text:style-name="P1"/>
      <text:p text:style-name="P1"/>
      <text:p text:style-name="P1">MHI 409 <text:s/><text:span text:style-name="T2">Biostatistics</text:span></text:p>
      <text:p text:style-name="P1">This course is designed for the biomedical researcher. Topics include <text:span text:style-name="T2">descriptive statistics</text:span>, <text:span text:style-name="T2">hypothesis testing</text:span>, <text:span text:style-name="T2">estimation</text:span>, <text:span text:style-name="T2">t-tests</text:span>, <text:span text:style-name="T2">chi-squared tests</text:span>, <text:span text:style-name="T2">analysis of variance</text:span>, <text:span text:style-name="T2">linear regression</text:span>, <text:span text:style-name="T2">correlation</text:span>, <text:span text:style-name="T2">nonparametric tests</text:span>, <text:span text:style-name="T2">survival analysis</text:span>, and <text:span text:style-name="T2">odds ratio</text:span>. Biomedical applications are discussed for each topic as well as overall application of statistical methods in the informatics field. </text:p>
      <text:p text:style-name="P1"/>
      <text:p text:style-name="P1"/>
      <text:p text:style-name="P1">CIS 417 <text:s/>Database Systems Design &amp; Implementation</text:p>
      <text:p text:style-name="P1">This course covers the fundamentals of database design and management. Topics include the principles and methodologies of database design, database application development, normalization, <text:span text:style-name="T2">referential integrity</text:span>, security, relational database models, and database languages. Principles are applied by performing written assignments and a project using an SQL database system.</text:p>
      <text:p text:style-name="P1"/>
      <text:p text:style-name="P1"/>
      <text:p text:style-name="P1">CIS 435 <text:s/>Practical Data Science Using Machine Learning</text:p>
      <text:p text:style-name="P1">This course provides an introduction to data science with a focus on building real-life business applications using machine learning. Students learn data mining applications, core concepts, algorithms and overview of open source/commercial tools. This course takes a hands-on approach to this topic and prepares students for applying appropriate <text:span text:style-name="T2">machine learning modeling techniques</text:span> (<text:span text:style-name="T2">Collaborative Filtering</text:span>, <text:span text:style-name="T2">Association</text:span>, <text:span text:style-name="T2">Clustering</text:span> and <text:span text:style-name="T2">Classification</text:span>) for given real-world use cases. Students learn via experimentation; they observe the outcome of applying machine learning algorithms to structured and unstructured data using open source software.</text:p>
      <text:p text:style-name="P1">It is highly recommended that all students complete CIS 417 or possess equivalent knowledge and skills prior to taking this course.</text:p>
      <text:p text:style-name="P1"/>
      <text:p text:style-name="P1"/>
      <text:p text:style-name="P1">CIS 436 <text:s/>Big Data Management &amp; Analytics</text:p>
      <text:p text:style-name="P1"><text:soft-page-break/>This course reviews concepts behind both centralized and distributed database systems, and relational and not-only-relational database systems. Discussion of open source and commercial solutions, with special attention being paid to large distributed database systems and data warehousing. The course introduces technologies and modeling methods for large-scale, distributed analytics.</text:p>
      <text:p text:style-name="P1"/>
      <text:p text:style-name="P1"/>
      <text:p text:style-name="P1">CIS 494 <text:s/>Project Management Concepts</text:p>
      <text:p text:style-name="P1">Project Management is increasingly seen as an integral part of the modern workforce. Project Management Concepts will prepare students for effective project management strategies that can be applied to any project, independent of industry. Students will master project management methods and techniques critical to the formation of professional project plans. Team development, communication, stakeholder management, and organization dynamics will be topics covered.</text:p>
      <text:p text:style-name="P1"/>
      <text:p text:style-name="P1"/>
      <text:p text:style-name="P1">MS IDS 453 <text:s/><text:span text:style-name="T2">Techniques of Analytics</text:span></text:p>
      <text:p text:style-name="P1">Students learn to apply statistical techniques to the processing and interpretation of data from various industries and disciplines. This course introduces statistical models as they are used in predictive analytics. It addresses issues of statistical model specification and model selection, as well as best practices in developing models for management.</text:p>
      <text:p text:style-name="P1"/>
      <text:p text:style-name="P1"/>
      <text:p text:style-name="P1">PREDICT 402 <text:s/>Introduction to Predictive Analytics</text:p>
      <text:p text:style-name="P1">This course introduces the field of <text:span text:style-name="T2">predictive analytics</text:span>, which combines business strategy, information technology, and modeling methods. The course reviews the benefits and opportunities of data science, organizational and implementation issues, ethical, regulatory, and compliance issues. It discusses business problems and solutions regarding traditional and contemporary data management systems and the selection of appropriate tools for data collection and analysis. It reviews approaches to business research, sampling, and survey design.</text:p>
      <text:p text:style-name="P1"/>
      <text:p text:style-name="P1"/>
      <text:p text:style-name="P1">PREDICT 475 <text:s/>Predictive Analytics Project Management</text:p>
      <text:p text:style-name="P1">This course introduces best practices in project management, covering the full project life cycle with a focus on globally accepted standards. It reviews traditional methods, including: integration, portfolio and stakeholder management, chartering, scope definition, estimating, the <text:span text:style-name="T2">Delphi method</text:span> and project evaluation and review technique, <text:span text:style-name="T2">precedence diagramming</text:span> and the <text:span text:style-name="T2">critical path method</text:span>, scheduling, risk analysis and management, resource loading and leveling, Gantt charts, <text:span text:style-name="T2">earned value analysis</text:span> and performance indices of project cost/schedule control systems criteria. It shows how the project management maturity model, leadership, team development, and principles of negotiation apply to organizations of various types: hierarchical and matrix organizations, international teams, and virtual teams. Options on Agile and MS Project are included. Using methods and models from this course, predictive analytics managers should experience greater project definition and structure and be able to execute projects more effectively.</text:p>
      <text:p text:style-name="P1"/>
      <text:p text:style-name="P1"/>
      <text:p text:style-name="P1">MSGH 417 <text:s/>Global Health Systems</text:p>
      <text:p text:style-name="P1">Overview of the structure of the U.S. health systems followed by a selective international comparison of other health delivery systems including their relationships to social policies and economic factors. This course explores the role of public institutions and NGOs in healthcare delivery in low, middle, and high-income countries from social, political, and economic perspectives. Topics include historical and <text:soft-page-break/>contemporary international development theory, international aid and its impact on health systems, supply chain management, comparison of health insurance providers and markets, and global health governance.</text:p>
      <text:p text:style-name="P1"/>
      <text:p text:style-name="P1"/>
      <text:p text:style-name="P1">MSGH 458 <text:s/>Global Health and Technology</text:p>
      <text:p text:style-name="P1">This is an introductory course positioning technology in the global health landscape. Health systems of the future will increasingly be dependent on technology; how the technology value-proposition is leveraged will be a critical determinant of health outcomes, nowhere more so than in <text:span text:style-name="T2">developing countries and resource-scarce settings (DC&amp;RSS)</text:span>. Topics will include: health technology - what’s in a name (unpacking the term); why health technologies matter (linking technologies to burden of disease, healthcare services, quality of care and health outcomes); health technology innovation, introduction/adoption and utilization challenges in DC&amp;RSS; the complementary roles of health technology assessment, regulation and management; health-related technologies and infrastructure as the new frontier for achievement of improved health status in DC&amp;RSS.</text:p>
      <text:p text:style-name="P1"/>
      <text:p text:style-name="P1"/>
      <text:p text:style-name="P1">MS IDS 409 <text:s/>Data Management Principles: User Perspective</text:p>
      <text:p text:style-name="P1">Databases underlie all electronic systems, from websites and software to video games. This course will introduce students to <text:span text:style-name="T2">data management concepts</text:span>, such as <text:span text:style-name="T2">metadata</text:span> and <text:span text:style-name="T2">controlled vocabularies</text:span>, and demonstrate how these structures affect human-computer interactions. Students will learn how to describe and query different forms of information such as structured data in relational databases, unstructured text, and semi-structured data (XML, web). Students will also learn how to find patterns in data and to perform information mapping, conceptual modeling, and schema design. The course focuses on a user's perspective, rather than how one implements a database system.</text:p>
      <text:p text:style-name="P1"/>
      <text:p text:style-name="P1"/>
      <text:p text:style-name="P1">MS IDS 401 <text:s/>User-centered System Design</text:p>
      <text:p text:style-name="P1">The User-Centered Design course gives students hands-on experience with the latest design frameworks and methodologies that focus on the end user. Students will learn how a user focused design process can be used to solve the most challenging problems facing businesses and organizations today. Students will be introduced to the latest <text:span text:style-name="T2">trends in design thinking</text:span>, the importance of <text:span text:style-name="T2">iterative design frameworks</text:span>, researching user needs, prototyping, collaboration and critical feedback.</text:p>
      <text:p text:style-name="P1"/>
      <text:p text:style-name="P1"/>
      <text:p text:style-name="P1">MHI 413 <text:s/>Consumer eHealth</text:p>
      <text:p text:style-name="P1">This course introduces the student to the emerging practice area of Consumer eHealth, the aim of which is to empower consumers to better manage and influence their wellness, access to healthcare services, and healthcare protocols. Topics include access modalities such as consumer-oriented applications and relevant HIT systems, actionable processes and technologies, such as the application of innovative wearables, internables, and consumables, and behavioral management systems, such as PHRs, NwHIN services, and the Blue Button and Sharecare initiatives. Additional topics include the evolution of consumer driven healthcare in the United States, specifically evaluating how a connected society will enable previously unattainable levels of patient / provider interactivity.</text:p>
      <text:p text:style-name="P1"/>
      <text:p text:style-name="P1"/>
      <text:p text:style-name="P1">MHI 414 <text:s/>Emerging Federal Regulation &amp; Policy</text:p>
      <text:p text:style-name="P1">This course addresses emerging developments in the dynamic federal regulation of health care as it impacts health information technology and informatics. The course equips students with the knowledge <text:soft-page-break/>they need to track key legislation, rules and policy issued by federal legislators and regulatory agencies, thereby preparing students and their employers to make proactive business and compliance decisions. Health care is highly regulated, and this course examines effects on quality of care, payment methodologies, care delivery systems, and information management. The course explores the roles of public and private sector bodies in shaping health information technology as a driver of health care services delivery and financ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22T18:02:11.554183669</meta:creation-date>
    <dc:date>2017-07-22T18:15:49.539867714</dc:date>
    <meta:editing-duration>PT3M27S</meta:editing-duration>
    <meta:editing-cycles>1</meta:editing-cycles>
    <meta:document-statistic meta:table-count="0" meta:image-count="0" meta:object-count="0" meta:page-count="5" meta:paragraph-count="47" meta:word-count="1795" meta:character-count="13397" meta:non-whitespace-character-count="11616"/>
    <meta:generator>LibreOffice/5.1.6.2$Linux_X86_64 LibreOffice_project/10m0$Build-2</meta:generator>
  </office:meta>
</office:document-meta>
</file>